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halkduster" style:name="Chalkduster"/>
    <style:font-face svg:font-family="Times New Roman" style:name="Times New Roman"/>
    <style:font-face svg:font-family="Adobe Garamond Pro" style:name="Adobe Garamond Pro"/>
    <style:font-face svg:font-family="Courier" style:name="Courier"/>
    <style:font-face svg:font-family="Courier" style:name="Courier"/>
    <style:font-face svg:font-family="Courier" style:name="Courier"/>
  </office:font-face-decls>
  <office:automatic-styles>
    <style:style style:family="paragraph" style:name="Title" style:display-name="Title">
      <style:paragraph-properties fo:margin-right="0pt" style:line-spacing="4pt" fo:margin-top="0pt" fo:text-align="center" fo:orphans="0" fo:margin-left="0pt" fo:margin-bottom="6pt" fo:padding="0pt" fo:text-indent="0pt" fo:widows="1"/>
      <style:text-properties fo:color="#000000" style:font-name="Arial" fo:font-weight="bold" fo:text-transform="None" fo:font-size="18"/>
    </style:style>
    <style:style style:family="paragraph" style:name="Normal" style:display-name="Normal">
      <style:paragraph-properties fo:margin-right="0pt" style:line-spacing="2pt" fo:margin-top="0pt" fo:text-align="left" fo:orphans="0" fo:margin-left="0pt" fo:margin-bottom="0pt" fo:padding="0pt" fo:text-indent="0pt" fo:widows="1"/>
      <style:text-properties fo:color="#000000" style:font-name="Arial" fo:text-transform="None" fo:font-size="10"/>
    </style:style>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Heading2" style:display-name="Heading2">
      <style:paragraph-properties fo:margin-right="0pt" style:line-spacing="4pt" fo:margin-top="12pt" fo:text-align="left" fo:orphans="0" fo:margin-left="0pt" fo:margin-bottom="6pt" fo:padding="0pt" fo:text-indent="0pt" fo:widows="1"/>
      <style:text-properties fo:color="#000000" style:font-name="Arial" fo:font-weight="bold" fo:text-transform="None" fo:font-size="14"/>
    </style:style>
    <style:style style:family="paragraph" style:name="Heading1" style:display-name="Heading1">
      <style:paragraph-properties fo:margin-right="0pt" style:line-spacing="4pt" fo:margin-top="0pt" fo:text-align="left" fo:orphans="0" fo:margin-left="0pt" fo:margin-bottom="6pt" fo:padding="0pt" fo:text-indent="0pt" fo:widows="1"/>
      <style:text-properties fo:color="#000000" style:font-name="Arial" fo:font-weight="bold" fo:text-transform="None" fo:font-size="18"/>
    </style: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list-style-name="DiamondList-ul" style:family="paragraph" style:parent-style-name="Standard" style:name="PDiamondList-ul" style:display-name="PDiamondList-ul"/>
    <text:list-style style:name="DiamondList-ul" style:display-name="DiamondList-ul">
      <text:list-level-style-bullet text:bullet-relative-size="75%" text:bullet-char="⬩" text:level="1">
        <style:list-level-properties text:list-level-position-and-space-mode="label-alignment" style:font-name="Chalkduster">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iamondList-ol" style:display-name="DiamondList-ol">
      <text:list-level-style-number style:num-suffix="" style:num-prefix="" text:start-value="diamond"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diamond"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diamond"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diamond"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diamond"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diamond"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diamond"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diamond"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diamond"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diamond"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MyEnum-ul" style:display-name="MyEnum-ul">
      <text:list-level-style-bullet text:bullet-relative-size="75%" text:bullet-char="•" text:level="1">
        <style:list-level-properties text:list-level-position-and-space-mode="label-alignment" style:font-name="Times New Roman">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style:style style:list-style-name="MyEnum-ol" style:family="paragraph" style:parent-style-name="Standard" style:name="PMyEnum-ol" style:display-name="PMyEnum-ol"/>
    <text:list-style style:name="MyEnum-ol" style:display-name="MyEnum-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style:style style:list-style-name="SquareList-ul" style:family="paragraph" style:parent-style-name="Standard" style:name="PSquareList-ul" style:display-name="PSquareList-ul"/>
    <text:list-style style:name="SquareList-ul" style:display-name="SquareList-ul">
      <text:list-level-style-bullet text:bullet-relative-size="75%" text:bullet-char="▪" text:level="1">
        <style:list-level-properties text:list-level-position-and-space-mode="label-alignment">
          <style:list-level-label-alignment fo:margin-left="50pt" fo:text-indent="-50pt" text:list-tab-stop-position="50pt" text:label-followed-by="listtab"/>
        </style:list-level-properties>
      </text:list-level-style-bullet>
      <text:list-level-style-bullet text:bullet-relative-size="75%" text:bullet-char="▪" text:level="2">
        <style:list-level-properties text:list-level-position-and-space-mode="label-alignment">
          <style:list-level-label-alignment fo:margin-left="68pt" fo:text-indent="-50pt" text:list-tab-stop-position="68pt" text:label-followed-by="listtab"/>
        </style:list-level-properties>
      </text:list-level-style-bullet>
      <text:list-level-style-bullet text:bullet-relative-size="75%" text:bullet-char="▪" text:level="3">
        <style:list-level-properties text:list-level-position-and-space-mode="label-alignment">
          <style:list-level-label-alignment fo:margin-left="86pt" fo:text-indent="-50pt" text:list-tab-stop-position="86pt" text:label-followed-by="listtab"/>
        </style:list-level-properties>
      </text:list-level-style-bullet>
      <text:list-level-style-bullet text:bullet-relative-size="75%" text:bullet-char="▪" text:level="4">
        <style:list-level-properties text:list-level-position-and-space-mode="label-alignment">
          <style:list-level-label-alignment fo:margin-left="104pt" fo:text-indent="-50pt" text:list-tab-stop-position="104pt" text:label-followed-by="listtab"/>
        </style:list-level-properties>
      </text:list-level-style-bullet>
      <text:list-level-style-bullet text:bullet-relative-size="75%" text:bullet-char="▪" text:level="5">
        <style:list-level-properties text:list-level-position-and-space-mode="label-alignment">
          <style:list-level-label-alignment fo:margin-left="122pt" fo:text-indent="-50pt" text:list-tab-stop-position="122pt" text:label-followed-by="listtab"/>
        </style:list-level-properties>
      </text:list-level-style-bullet>
      <text:list-level-style-bullet text:bullet-relative-size="75%" text:bullet-char="▪" text:level="6">
        <style:list-level-properties text:list-level-position-and-space-mode="label-alignment">
          <style:list-level-label-alignment fo:margin-left="140pt" fo:text-indent="-50pt" text:list-tab-stop-position="140pt" text:label-followed-by="listtab"/>
        </style:list-level-properties>
      </text:list-level-style-bullet>
      <text:list-level-style-bullet text:bullet-relative-size="75%" text:bullet-char="▪" text:level="7">
        <style:list-level-properties text:list-level-position-and-space-mode="label-alignment">
          <style:list-level-label-alignment fo:margin-left="158pt" fo:text-indent="-50pt" text:list-tab-stop-position="158pt" text:label-followed-by="listtab"/>
        </style:list-level-properties>
      </text:list-level-style-bullet>
      <text:list-level-style-bullet text:bullet-relative-size="75%" text:bullet-char="▪" text:level="8">
        <style:list-level-properties text:list-level-position-and-space-mode="label-alignment">
          <style:list-level-label-alignment fo:margin-left="176pt" fo:text-indent="-50pt" text:list-tab-stop-position="176pt" text:label-followed-by="listtab"/>
        </style:list-level-properties>
      </text:list-level-style-bullet>
      <text:list-level-style-bullet text:bullet-relative-size="75%" text:bullet-char="▪" text:level="9">
        <style:list-level-properties text:list-level-position-and-space-mode="label-alignment">
          <style:list-level-label-alignment fo:margin-left="194pt" fo:text-indent="-50pt" text:list-tab-stop-position="194pt" text:label-followed-by="listtab"/>
        </style:list-level-properties>
      </text:list-level-style-bullet>
      <text:list-level-style-bullet text:bullet-relative-size="75%" text:bullet-char="▪" text:level="10">
        <style:list-level-properties text:list-level-position-and-space-mode="label-alignment">
          <style:list-level-label-alignment fo:margin-left="212pt" fo:text-indent="-50pt" text:list-tab-stop-position="212pt" text:label-followed-by="listtab"/>
        </style:list-level-properties>
      </text:list-level-style-bullet>
    </text:list-style>
    <text:list-style style:name="SquareList-ol" style:display-name="SquareList-ol">
      <text:list-level-style-number style:num-suffix="" style:num-prefix="" text:start-value="square" text:level="1" style:num-format="1">
        <style:list-level-properties text:list-level-position-and-space-mode="label-alignment">
          <style:list-level-label-alignment fo:margin-left="50pt" fo:text-indent="-50pt" text:list-tab-stop-position="50pt" text:label-followed-by="listtab"/>
        </style:list-level-properties>
      </text:list-level-style-number>
      <text:list-level-style-number style:num-suffix="" style:num-prefix="" text:start-value="square" text:level="2" style:num-format="1">
        <style:list-level-properties text:list-level-position-and-space-mode="label-alignment">
          <style:list-level-label-alignment fo:margin-left="68pt" fo:text-indent="-50pt" text:list-tab-stop-position="68pt" text:label-followed-by="listtab"/>
        </style:list-level-properties>
      </text:list-level-style-number>
      <text:list-level-style-number style:num-suffix="" style:num-prefix="" text:start-value="square" text:level="3" style:num-format="1">
        <style:list-level-properties text:list-level-position-and-space-mode="label-alignment">
          <style:list-level-label-alignment fo:margin-left="86pt" fo:text-indent="-50pt" text:list-tab-stop-position="86pt" text:label-followed-by="listtab"/>
        </style:list-level-properties>
      </text:list-level-style-number>
      <text:list-level-style-number style:num-suffix="" style:num-prefix="" text:start-value="square" text:level="4" style:num-format="1">
        <style:list-level-properties text:list-level-position-and-space-mode="label-alignment">
          <style:list-level-label-alignment fo:margin-left="104pt" fo:text-indent="-50pt" text:list-tab-stop-position="104pt" text:label-followed-by="listtab"/>
        </style:list-level-properties>
      </text:list-level-style-number>
      <text:list-level-style-number style:num-suffix="" style:num-prefix="" text:start-value="square" text:level="5" style:num-format="1">
        <style:list-level-properties text:list-level-position-and-space-mode="label-alignment">
          <style:list-level-label-alignment fo:margin-left="122pt" fo:text-indent="-50pt" text:list-tab-stop-position="122pt" text:label-followed-by="listtab"/>
        </style:list-level-properties>
      </text:list-level-style-number>
      <text:list-level-style-number style:num-suffix="" style:num-prefix="" text:start-value="square" text:level="6" style:num-format="1">
        <style:list-level-properties text:list-level-position-and-space-mode="label-alignment">
          <style:list-level-label-alignment fo:margin-left="140pt" fo:text-indent="-50pt" text:list-tab-stop-position="140pt" text:label-followed-by="listtab"/>
        </style:list-level-properties>
      </text:list-level-style-number>
      <text:list-level-style-number style:num-suffix="" style:num-prefix="" text:start-value="square" text:level="7" style:num-format="1">
        <style:list-level-properties text:list-level-position-and-space-mode="label-alignment">
          <style:list-level-label-alignment fo:margin-left="158pt" fo:text-indent="-50pt" text:list-tab-stop-position="158pt" text:label-followed-by="listtab"/>
        </style:list-level-properties>
      </text:list-level-style-number>
      <text:list-level-style-number style:num-suffix="" style:num-prefix="" text:start-value="square" text:level="8" style:num-format="1">
        <style:list-level-properties text:list-level-position-and-space-mode="label-alignment">
          <style:list-level-label-alignment fo:margin-left="176pt" fo:text-indent="-50pt" text:list-tab-stop-position="176pt" text:label-followed-by="listtab"/>
        </style:list-level-properties>
      </text:list-level-style-number>
      <text:list-level-style-number style:num-suffix="" style:num-prefix="" text:start-value="square" text:level="9" style:num-format="1">
        <style:list-level-properties text:list-level-position-and-space-mode="label-alignment">
          <style:list-level-label-alignment fo:margin-left="194pt" fo:text-indent="-50pt" text:list-tab-stop-position="194pt" text:label-followed-by="listtab"/>
        </style:list-level-properties>
      </text:list-level-style-number>
      <text:list-level-style-number style:num-suffix="" style:num-prefix="" text:start-value="square" text:level="10" style:num-format="1">
        <style:list-level-properties text:list-level-position-and-space-mode="label-alignment">
          <style:list-level-label-alignment fo:margin-left="212pt" fo:text-indent="-50pt" text:list-tab-stop-position="212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style:style style:list-style-name="OrderedList-ol" style:family="paragraph" style:parent-style-name="Standard" style:name="MPOrderedList-ol" style:display-name="POrderedList-ol"/>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inalEnum-ul" style:display-name="OrdinalEnum-ul">
      <text:list-level-style-bullet text:bullet-relative-size="75%" text:bullet-char="•" text:level="1">
        <style:list-level-properties text:list-level-position-and-space-mode="label-alignment">
          <style:list-level-label-alignment fo:margin-left="100.0pt" fo:text-indent="-100.0pt" text:list-tab-stop-position="100.0pt" text:label-followed-by="listtab"/>
        </style:list-level-properties>
      </text:list-level-style-bullet>
      <text:list-level-style-bullet text:bullet-relative-size="75%" text:bullet-char="•" text:level="2">
        <style:list-level-properties text:list-level-position-and-space-mode="label-alignment">
          <style:list-level-label-alignment fo:margin-left="118.0pt" fo:text-indent="-100.0pt" text:list-tab-stop-position="118.0pt" text:label-followed-by="listtab"/>
        </style:list-level-properties>
      </text:list-level-style-bullet>
      <text:list-level-style-bullet text:bullet-relative-size="75%" text:bullet-char="•" text:level="3">
        <style:list-level-properties text:list-level-position-and-space-mode="label-alignment">
          <style:list-level-label-alignment fo:margin-left="136.0pt" fo:text-indent="-100.0pt" text:list-tab-stop-position="136.0pt" text:label-followed-by="listtab"/>
        </style:list-level-properties>
      </text:list-level-style-bullet>
      <text:list-level-style-bullet text:bullet-relative-size="75%" text:bullet-char="•" text:level="4">
        <style:list-level-properties text:list-level-position-and-space-mode="label-alignment">
          <style:list-level-label-alignment fo:margin-left="154.0pt" fo:text-indent="-100.0pt" text:list-tab-stop-position="154.0pt" text:label-followed-by="listtab"/>
        </style:list-level-properties>
      </text:list-level-style-bullet>
      <text:list-level-style-bullet text:bullet-relative-size="75%" text:bullet-char="•" text:level="5">
        <style:list-level-properties text:list-level-position-and-space-mode="label-alignment">
          <style:list-level-label-alignment fo:margin-left="172.0pt" fo:text-indent="-100.0pt" text:list-tab-stop-position="172.0pt" text:label-followed-by="listtab"/>
        </style:list-level-properties>
      </text:list-level-style-bullet>
      <text:list-level-style-bullet text:bullet-relative-size="75%" text:bullet-char="•" text:level="6">
        <style:list-level-properties text:list-level-position-and-space-mode="label-alignment">
          <style:list-level-label-alignment fo:margin-left="190.0pt" fo:text-indent="-100.0pt" text:list-tab-stop-position="190.0pt" text:label-followed-by="listtab"/>
        </style:list-level-properties>
      </text:list-level-style-bullet>
      <text:list-level-style-bullet text:bullet-relative-size="75%" text:bullet-char="•" text:level="7">
        <style:list-level-properties text:list-level-position-and-space-mode="label-alignment">
          <style:list-level-label-alignment fo:margin-left="208.0pt" fo:text-indent="-100.0pt" text:list-tab-stop-position="208.0pt" text:label-followed-by="listtab"/>
        </style:list-level-properties>
      </text:list-level-style-bullet>
      <text:list-level-style-bullet text:bullet-relative-size="75%" text:bullet-char="•" text:level="8">
        <style:list-level-properties text:list-level-position-and-space-mode="label-alignment">
          <style:list-level-label-alignment fo:margin-left="226.0pt" fo:text-indent="-100.0pt" text:list-tab-stop-position="226.0pt" text:label-followed-by="listtab"/>
        </style:list-level-properties>
      </text:list-level-style-bullet>
      <text:list-level-style-bullet text:bullet-relative-size="75%" text:bullet-char="•" text:level="9">
        <style:list-level-properties text:list-level-position-and-space-mode="label-alignment">
          <style:list-level-label-alignment fo:margin-left="244.0pt" fo:text-indent="-100.0pt" text:list-tab-stop-position="244.0pt" text:label-followed-by="listtab"/>
        </style:list-level-properties>
      </text:list-level-style-bullet>
      <text:list-level-style-bullet text:bullet-relative-size="75%" text:bullet-char="•" text:level="10">
        <style:list-level-properties text:list-level-position-and-space-mode="label-alignment">
          <style:list-level-label-alignment fo:margin-left="262.0pt" fo:text-indent="-100.0pt" text:list-tab-stop-position="262.0pt" text:label-followed-by="listtab"/>
        </style:list-level-properties>
      </text:list-level-style-bullet>
    </text:list-style>
    <style:style style:list-style-name="OrdinalEnum-ol" style:family="paragraph" style:parent-style-name="Standard" style:name="POrdinalEnum-ol" style:display-name="POrdinalEnum-ol"/>
    <text:list-style style:name="OrdinalEnum-ol" style:display-name="OrdinalEnum-ol">
      <text:list-level-style-number style:num-suffix=":" style:num-prefix="" text:start-value="None" text:level="1" style:num-format="I">
        <style:list-level-properties text:list-level-position-and-space-mode="label-alignment">
          <style:list-level-label-alignment fo:margin-left="100.0pt" fo:text-indent="-100.0pt" text:list-tab-stop-position="100.0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118.0pt" fo:text-indent="-100.0pt" text:list-tab-stop-position="118.0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136.0pt" fo:text-indent="-100.0pt" text:list-tab-stop-position="136.0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154.0pt" fo:text-indent="-100.0pt" text:list-tab-stop-position="154.0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72.0pt" fo:text-indent="-100.0pt" text:list-tab-stop-position="172.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90.0pt" fo:text-indent="-100.0pt" text:list-tab-stop-position="190.0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208.0pt" fo:text-indent="-100.0pt" text:list-tab-stop-position="208.0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226.0pt" fo:text-indent="-100.0pt" text:list-tab-stop-position="226.0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244.0pt" fo:text-indent="-100.0pt" text:list-tab-stop-position="244.0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62.0pt" fo:text-indent="-100.0pt" text:list-tab-stop-position="262.0pt" text:label-followed-by="listtab"/>
        </style:list-level-properties>
      </text:list-level-style-number>
    </text:list-style>
    <style:style style:list-style-name="Resolutions-ul" style:family="paragraph" style:parent-style-name="Standard" style:name="PResolutions-ul" style:display-name="PResolutions-ul"/>
    <text:list-style style:name="Resolutions-ul" style:display-name="Resolutions-ul">
      <text:list-level-style-number style:num-suffix=" " style:num-prefix=" RESOLVED:" text:level="1" style:num-format="">
        <style:list-level-properties text:list-level-position-and-space-mode="label-alignment" style:font-name="Adobe Garamond Pro">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ol" style:display-name="Resolutions-ol">
      <text:list-level-style-number style:num-suffix="" style:num-prefix="" text:start-value="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Ordered-ul" style:display-name="Ordered-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style:style style:list-style-name="Ordered-ol" style:family="paragraph" style:parent-style-name="Standard" style:name="POrdered-ol" style:display-name="POrdered-ol"/>
    <text:list-style style:name="Ordered-ol" style:display-name="Ordered-ol">
      <text:list-level-style-number style:num-suffix=":" style:num-prefix="" text:start-value="None" text:level="1" style:num-format="1">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207pt" fo:text-indent="-45pt" text:list-tab-stop-position="207pt" text:label-followed-by="listtab"/>
        </style:list-level-properties>
      </text:list-level-style-number>
    </text:list-style>
    <text:list-style style:name="OrdinalEnumSecond-ul" style:display-name="OrdinalEnumSecond-ul">
      <text:list-level-style-bullet text:bullet-relative-size="75%" text:bullet-char="•" text:level="1">
        <style:list-level-properties text:list-level-position-and-space-mode="label-alignment">
          <style:list-level-label-alignment fo:margin-left="20pt" fo:text-indent="-20pt" text:list-tab-stop-position="20pt" text:label-followed-by="listtab"/>
        </style:list-level-properties>
      </text:list-level-style-bullet>
      <text:list-level-style-bullet text:bullet-relative-size="75%" text:bullet-char="•" text:level="2">
        <style:list-level-properties text:list-level-position-and-space-mode="label-alignment">
          <style:list-level-label-alignment fo:margin-left="38pt" fo:text-indent="-20pt" text:list-tab-stop-position="38pt" text:label-followed-by="listtab"/>
        </style:list-level-properties>
      </text:list-level-style-bullet>
      <text:list-level-style-bullet text:bullet-relative-size="75%" text:bullet-char="•" text:level="3">
        <style:list-level-properties text:list-level-position-and-space-mode="label-alignment">
          <style:list-level-label-alignment fo:margin-left="56pt" fo:text-indent="-20pt" text:list-tab-stop-position="56pt" text:label-followed-by="listtab"/>
        </style:list-level-properties>
      </text:list-level-style-bullet>
      <text:list-level-style-bullet text:bullet-relative-size="75%" text:bullet-char="•" text:level="4">
        <style:list-level-properties text:list-level-position-and-space-mode="label-alignment">
          <style:list-level-label-alignment fo:margin-left="74pt" fo:text-indent="-20pt" text:list-tab-stop-position="74pt" text:label-followed-by="listtab"/>
        </style:list-level-properties>
      </text:list-level-style-bullet>
      <text:list-level-style-bullet text:bullet-relative-size="75%" text:bullet-char="•" text:level="5">
        <style:list-level-properties text:list-level-position-and-space-mode="label-alignment">
          <style:list-level-label-alignment fo:margin-left="92pt" fo:text-indent="-20pt" text:list-tab-stop-position="92pt" text:label-followed-by="listtab"/>
        </style:list-level-properties>
      </text:list-level-style-bullet>
      <text:list-level-style-bullet text:bullet-relative-size="75%" text:bullet-char="•" text:level="6">
        <style:list-level-properties text:list-level-position-and-space-mode="label-alignment">
          <style:list-level-label-alignment fo:margin-left="110pt" fo:text-indent="-20pt" text:list-tab-stop-position="110pt" text:label-followed-by="listtab"/>
        </style:list-level-properties>
      </text:list-level-style-bullet>
      <text:list-level-style-bullet text:bullet-relative-size="75%" text:bullet-char="•" text:level="7">
        <style:list-level-properties text:list-level-position-and-space-mode="label-alignment">
          <style:list-level-label-alignment fo:margin-left="128pt" fo:text-indent="-20pt" text:list-tab-stop-position="128pt" text:label-followed-by="listtab"/>
        </style:list-level-properties>
      </text:list-level-style-bullet>
      <text:list-level-style-bullet text:bullet-relative-size="75%" text:bullet-char="•" text:level="8">
        <style:list-level-properties text:list-level-position-and-space-mode="label-alignment">
          <style:list-level-label-alignment fo:margin-left="146pt" fo:text-indent="-20pt" text:list-tab-stop-position="146pt" text:label-followed-by="listtab"/>
        </style:list-level-properties>
      </text:list-level-style-bullet>
      <text:list-level-style-bullet text:bullet-relative-size="75%" text:bullet-char="•" text:level="9">
        <style:list-level-properties text:list-level-position-and-space-mode="label-alignment">
          <style:list-level-label-alignment fo:margin-left="164pt" fo:text-indent="-20pt" text:list-tab-stop-position="164pt" text:label-followed-by="listtab"/>
        </style:list-level-properties>
      </text:list-level-style-bullet>
      <text:list-level-style-bullet text:bullet-relative-size="75%" text:bullet-char="•" text:level="10">
        <style:list-level-properties text:list-level-position-and-space-mode="label-alignment">
          <style:list-level-label-alignment fo:margin-left="182pt" fo:text-indent="-20pt" text:list-tab-stop-position="182pt" text:label-followed-by="listtab"/>
        </style:list-level-properties>
      </text:list-level-style-bullet>
    </text:list-style>
    <style:style style:list-style-name="OrdinalEnumSecond-ol" style:family="paragraph" style:parent-style-name="Standard" style:name="POrdinalEnumSecond-ol" style:display-name="POrdinalEnumSecond-ol"/>
    <text:list-style style:name="OrdinalEnumSecond-ol" style:display-name="OrdinalEnumSecond-ol">
      <text:list-level-style-number style:num-suffix="" style:num-prefix="" text:start-value="None" text:level="1" style:num-format="">
        <style:list-level-properties text:list-level-position-and-space-mode="label-alignment">
          <style:list-level-label-alignment fo:margin-left="20pt" fo:text-indent="-20pt" text:list-tab-stop-position="20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38pt" fo:text-indent="-20pt" text:list-tab-stop-position="38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56pt" fo:text-indent="-20pt" text:list-tab-stop-position="56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74pt" fo:text-indent="-20pt" text:list-tab-stop-position="74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92pt" fo:text-indent="-20pt" text:list-tab-stop-position="92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10pt" fo:text-indent="-20pt" text:list-tab-stop-position="110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28pt" fo:text-indent="-20pt" text:list-tab-stop-position="128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46pt" fo:text-indent="-20pt" text:list-tab-stop-position="146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64pt" fo:text-indent="-20pt" text:list-tab-stop-position="164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182pt" fo:text-indent="-20pt" text:list-tab-stop-position="182pt" text:label-followed-by="listtab"/>
        </style:list-level-properties>
      </text:list-level-style-number>
    </text:list-style>
    <text:list-style style:name="Default1-ul" style:display-name="Defaul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1-ol" style:display-name="Default1-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DiamondList1-ul" style:display-name="DiamondLis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iamondList1-ol" style:display-name="DiamondList1-ol">
      <text:list-level-style-number style:num-suffix="" style:num-prefix="" text:start-value="diamond"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diamond"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diamond"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diamond"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diamond"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diamond"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diamond"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diamond"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diamond"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diamond"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SquareList2-ul" style:display-name="SquareList2-ul">
      <text:list-level-style-bullet text:bullet-relative-size="75%" text:bullet-char="▪" text:level="1">
        <style:list-level-properties text:list-level-position-and-space-mode="label-alignment">
          <style:list-level-label-alignment fo:margin-left="50pt" fo:text-indent="-50pt" text:list-tab-stop-position="50pt" text:label-followed-by="listtab"/>
        </style:list-level-properties>
      </text:list-level-style-bullet>
      <text:list-level-style-bullet text:bullet-relative-size="75%" text:bullet-char="▪" text:level="2">
        <style:list-level-properties text:list-level-position-and-space-mode="label-alignment">
          <style:list-level-label-alignment fo:margin-left="68pt" fo:text-indent="-50pt" text:list-tab-stop-position="68pt" text:label-followed-by="listtab"/>
        </style:list-level-properties>
      </text:list-level-style-bullet>
      <text:list-level-style-bullet text:bullet-relative-size="75%" text:bullet-char="▪" text:level="3">
        <style:list-level-properties text:list-level-position-and-space-mode="label-alignment">
          <style:list-level-label-alignment fo:margin-left="86pt" fo:text-indent="-50pt" text:list-tab-stop-position="86pt" text:label-followed-by="listtab"/>
        </style:list-level-properties>
      </text:list-level-style-bullet>
      <text:list-level-style-bullet text:bullet-relative-size="75%" text:bullet-char="▪" text:level="4">
        <style:list-level-properties text:list-level-position-and-space-mode="label-alignment">
          <style:list-level-label-alignment fo:margin-left="104pt" fo:text-indent="-50pt" text:list-tab-stop-position="104pt" text:label-followed-by="listtab"/>
        </style:list-level-properties>
      </text:list-level-style-bullet>
      <text:list-level-style-bullet text:bullet-relative-size="75%" text:bullet-char="▪" text:level="5">
        <style:list-level-properties text:list-level-position-and-space-mode="label-alignment">
          <style:list-level-label-alignment fo:margin-left="122pt" fo:text-indent="-50pt" text:list-tab-stop-position="122pt" text:label-followed-by="listtab"/>
        </style:list-level-properties>
      </text:list-level-style-bullet>
      <text:list-level-style-bullet text:bullet-relative-size="75%" text:bullet-char="▪" text:level="6">
        <style:list-level-properties text:list-level-position-and-space-mode="label-alignment">
          <style:list-level-label-alignment fo:margin-left="140pt" fo:text-indent="-50pt" text:list-tab-stop-position="140pt" text:label-followed-by="listtab"/>
        </style:list-level-properties>
      </text:list-level-style-bullet>
      <text:list-level-style-bullet text:bullet-relative-size="75%" text:bullet-char="▪" text:level="7">
        <style:list-level-properties text:list-level-position-and-space-mode="label-alignment">
          <style:list-level-label-alignment fo:margin-left="158pt" fo:text-indent="-50pt" text:list-tab-stop-position="158pt" text:label-followed-by="listtab"/>
        </style:list-level-properties>
      </text:list-level-style-bullet>
      <text:list-level-style-bullet text:bullet-relative-size="75%" text:bullet-char="▪" text:level="8">
        <style:list-level-properties text:list-level-position-and-space-mode="label-alignment">
          <style:list-level-label-alignment fo:margin-left="176pt" fo:text-indent="-50pt" text:list-tab-stop-position="176pt" text:label-followed-by="listtab"/>
        </style:list-level-properties>
      </text:list-level-style-bullet>
      <text:list-level-style-bullet text:bullet-relative-size="75%" text:bullet-char="▪" text:level="9">
        <style:list-level-properties text:list-level-position-and-space-mode="label-alignment">
          <style:list-level-label-alignment fo:margin-left="194pt" fo:text-indent="-50pt" text:list-tab-stop-position="194pt" text:label-followed-by="listtab"/>
        </style:list-level-properties>
      </text:list-level-style-bullet>
      <text:list-level-style-bullet text:bullet-relative-size="75%" text:bullet-char="▪" text:level="10">
        <style:list-level-properties text:list-level-position-and-space-mode="label-alignment">
          <style:list-level-label-alignment fo:margin-left="212pt" fo:text-indent="-50pt" text:list-tab-stop-position="212pt" text:label-followed-by="listtab"/>
        </style:list-level-properties>
      </text:list-level-style-bullet>
    </text:list-style>
    <text:list-style style:name="SquareList2-ol" style:display-name="SquareList2-ol">
      <text:list-level-style-number style:num-suffix="" style:num-prefix="" text:start-value="square" text:level="1" style:num-format="1">
        <style:list-level-properties text:list-level-position-and-space-mode="label-alignment">
          <style:list-level-label-alignment fo:margin-left="50pt" fo:text-indent="-50pt" text:list-tab-stop-position="50pt" text:label-followed-by="listtab"/>
        </style:list-level-properties>
      </text:list-level-style-number>
      <text:list-level-style-number style:num-suffix="" style:num-prefix="" text:start-value="square" text:level="2" style:num-format="1">
        <style:list-level-properties text:list-level-position-and-space-mode="label-alignment">
          <style:list-level-label-alignment fo:margin-left="68pt" fo:text-indent="-50pt" text:list-tab-stop-position="68pt" text:label-followed-by="listtab"/>
        </style:list-level-properties>
      </text:list-level-style-number>
      <text:list-level-style-number style:num-suffix="" style:num-prefix="" text:start-value="square" text:level="3" style:num-format="1">
        <style:list-level-properties text:list-level-position-and-space-mode="label-alignment">
          <style:list-level-label-alignment fo:margin-left="86pt" fo:text-indent="-50pt" text:list-tab-stop-position="86pt" text:label-followed-by="listtab"/>
        </style:list-level-properties>
      </text:list-level-style-number>
      <text:list-level-style-number style:num-suffix="" style:num-prefix="" text:start-value="square" text:level="4" style:num-format="1">
        <style:list-level-properties text:list-level-position-and-space-mode="label-alignment">
          <style:list-level-label-alignment fo:margin-left="104pt" fo:text-indent="-50pt" text:list-tab-stop-position="104pt" text:label-followed-by="listtab"/>
        </style:list-level-properties>
      </text:list-level-style-number>
      <text:list-level-style-number style:num-suffix="" style:num-prefix="" text:start-value="square" text:level="5" style:num-format="1">
        <style:list-level-properties text:list-level-position-and-space-mode="label-alignment">
          <style:list-level-label-alignment fo:margin-left="122pt" fo:text-indent="-50pt" text:list-tab-stop-position="122pt" text:label-followed-by="listtab"/>
        </style:list-level-properties>
      </text:list-level-style-number>
      <text:list-level-style-number style:num-suffix="" style:num-prefix="" text:start-value="square" text:level="6" style:num-format="1">
        <style:list-level-properties text:list-level-position-and-space-mode="label-alignment">
          <style:list-level-label-alignment fo:margin-left="140pt" fo:text-indent="-50pt" text:list-tab-stop-position="140pt" text:label-followed-by="listtab"/>
        </style:list-level-properties>
      </text:list-level-style-number>
      <text:list-level-style-number style:num-suffix="" style:num-prefix="" text:start-value="square" text:level="7" style:num-format="1">
        <style:list-level-properties text:list-level-position-and-space-mode="label-alignment">
          <style:list-level-label-alignment fo:margin-left="158pt" fo:text-indent="-50pt" text:list-tab-stop-position="158pt" text:label-followed-by="listtab"/>
        </style:list-level-properties>
      </text:list-level-style-number>
      <text:list-level-style-number style:num-suffix="" style:num-prefix="" text:start-value="square" text:level="8" style:num-format="1">
        <style:list-level-properties text:list-level-position-and-space-mode="label-alignment">
          <style:list-level-label-alignment fo:margin-left="176pt" fo:text-indent="-50pt" text:list-tab-stop-position="176pt" text:label-followed-by="listtab"/>
        </style:list-level-properties>
      </text:list-level-style-number>
      <text:list-level-style-number style:num-suffix="" style:num-prefix="" text:start-value="square" text:level="9" style:num-format="1">
        <style:list-level-properties text:list-level-position-and-space-mode="label-alignment">
          <style:list-level-label-alignment fo:margin-left="194pt" fo:text-indent="-50pt" text:list-tab-stop-position="194pt" text:label-followed-by="listtab"/>
        </style:list-level-properties>
      </text:list-level-style-number>
      <text:list-level-style-number style:num-suffix="" style:num-prefix="" text:start-value="square" text:level="10" style:num-format="1">
        <style:list-level-properties text:list-level-position-and-space-mode="label-alignment">
          <style:list-level-label-alignment fo:margin-left="212pt" fo:text-indent="-50pt" text:list-tab-stop-position="212pt" text:label-followed-by="listtab"/>
        </style:list-level-properties>
      </text:list-level-style-number>
    </text:list-style>
    <text:list-style style:name="Resolutions1-ul" style:display-name="Resolutions1-ul">
      <text:list-level-style-number style:num-suffix=" " style:num-prefix=" 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1-ol" style:display-name="Resolutions1-ol">
      <text:list-level-style-number style:num-suffix="" style:num-prefix="" text:start-value="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OrderedList1-ul" style:display-name="OrderedLis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1-ol" style:display-name="OrderedList1-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2-ul" style:display-name="OrderedList2-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2-ol" style:display-name="OrderedList2-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3-ul" style:display-name="OrderedList3-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3-ol" style:display-name="OrderedList3-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4-ul" style:display-name="OrderedList4-ul">
      <text:list-level-style-bullet text:bullet-relative-size="75%" text:bullet-char="•" text:level="1">
        <style:list-level-properties text:list-level-position-and-space-mode="label-alignment">
          <style:list-level-label-alignment fo:margin-left="50.0pt" fo:text-indent="-50.0pt" text:list-tab-stop-position="50.0pt" text:label-followed-by="listtab"/>
        </style:list-level-properties>
      </text:list-level-style-bullet>
      <text:list-level-style-bullet text:bullet-relative-size="75%" text:bullet-char="•" text:level="2">
        <style:list-level-properties text:list-level-position-and-space-mode="label-alignment">
          <style:list-level-label-alignment fo:margin-left="68.0pt" fo:text-indent="-50.0pt" text:list-tab-stop-position="68.0pt" text:label-followed-by="listtab"/>
        </style:list-level-properties>
      </text:list-level-style-bullet>
      <text:list-level-style-bullet text:bullet-relative-size="75%" text:bullet-char="•" text:level="3">
        <style:list-level-properties text:list-level-position-and-space-mode="label-alignment">
          <style:list-level-label-alignment fo:margin-left="86.0pt" fo:text-indent="-50.0pt" text:list-tab-stop-position="86.0pt" text:label-followed-by="listtab"/>
        </style:list-level-properties>
      </text:list-level-style-bullet>
      <text:list-level-style-bullet text:bullet-relative-size="75%" text:bullet-char="•" text:level="4">
        <style:list-level-properties text:list-level-position-and-space-mode="label-alignment">
          <style:list-level-label-alignment fo:margin-left="104.0pt" fo:text-indent="-50.0pt" text:list-tab-stop-position="104.0pt" text:label-followed-by="listtab"/>
        </style:list-level-properties>
      </text:list-level-style-bullet>
      <text:list-level-style-bullet text:bullet-relative-size="75%" text:bullet-char="•" text:level="5">
        <style:list-level-properties text:list-level-position-and-space-mode="label-alignment">
          <style:list-level-label-alignment fo:margin-left="122.0pt" fo:text-indent="-50.0pt" text:list-tab-stop-position="122.0pt" text:label-followed-by="listtab"/>
        </style:list-level-properties>
      </text:list-level-style-bullet>
      <text:list-level-style-bullet text:bullet-relative-size="75%" text:bullet-char="•" text:level="6">
        <style:list-level-properties text:list-level-position-and-space-mode="label-alignment">
          <style:list-level-label-alignment fo:margin-left="140.0pt" fo:text-indent="-50.0pt" text:list-tab-stop-position="140.0pt" text:label-followed-by="listtab"/>
        </style:list-level-properties>
      </text:list-level-style-bullet>
      <text:list-level-style-bullet text:bullet-relative-size="75%" text:bullet-char="•" text:level="7">
        <style:list-level-properties text:list-level-position-and-space-mode="label-alignment">
          <style:list-level-label-alignment fo:margin-left="158.0pt" fo:text-indent="-50.0pt" text:list-tab-stop-position="158.0pt" text:label-followed-by="listtab"/>
        </style:list-level-properties>
      </text:list-level-style-bullet>
      <text:list-level-style-bullet text:bullet-relative-size="75%" text:bullet-char="•" text:level="8">
        <style:list-level-properties text:list-level-position-and-space-mode="label-alignment">
          <style:list-level-label-alignment fo:margin-left="176.0pt" fo:text-indent="-50.0pt" text:list-tab-stop-position="176.0pt" text:label-followed-by="listtab"/>
        </style:list-level-properties>
      </text:list-level-style-bullet>
      <text:list-level-style-bullet text:bullet-relative-size="75%" text:bullet-char="•" text:level="9">
        <style:list-level-properties text:list-level-position-and-space-mode="label-alignment">
          <style:list-level-label-alignment fo:margin-left="194.0pt" fo:text-indent="-50.0pt" text:list-tab-stop-position="194.0pt" text:label-followed-by="listtab"/>
        </style:list-level-properties>
      </text:list-level-style-bullet>
      <text:list-level-style-bullet text:bullet-relative-size="75%" text:bullet-char="•" text:level="10">
        <style:list-level-properties text:list-level-position-and-space-mode="label-alignment">
          <style:list-level-label-alignment fo:margin-left="212.0pt" fo:text-indent="-50.0pt" text:list-tab-stop-position="212.0pt" text:label-followed-by="listtab"/>
        </style:list-level-properties>
      </text:list-level-style-bullet>
    </text:list-style>
    <text:list-style style:name="OrderedList4-ol" style:display-name="OrderedList4-ol">
      <text:list-level-style-number style:num-suffix=":" style:num-prefix="" text:start-value="None" text:level="1" style:num-format="i">
        <style:list-level-properties text:list-level-position-and-space-mode="label-alignment">
          <style:list-level-label-alignment fo:margin-left="50.0pt" fo:text-indent="-50.0pt" text:list-tab-stop-position="50.0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68.0pt" fo:text-indent="-50.0pt" text:list-tab-stop-position="68.0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86.0pt" fo:text-indent="-50.0pt" text:list-tab-stop-position="86.0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104.0pt" fo:text-indent="-50.0pt" text:list-tab-stop-position="104.0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22.0pt" fo:text-indent="-50.0pt" text:list-tab-stop-position="122.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40.0pt" fo:text-indent="-50.0pt" text:list-tab-stop-position="140.0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58.0pt" fo:text-indent="-50.0pt" text:list-tab-stop-position="158.0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76.0pt" fo:text-indent="-50.0pt" text:list-tab-stop-position="176.0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94.0pt" fo:text-indent="-50.0pt" text:list-tab-stop-position="194.0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12.0pt" fo:text-indent="-50.0pt" text:list-tab-stop-position="212.0pt" text:label-followed-by="listtab"/>
        </style:list-level-properties>
      </text:list-level-style-number>
    </text:list-style>
    <text:list-style style:name="OrderedList5-ul" style:display-name="OrderedList5-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5-ol" style:display-name="OrderedList5-ol">
      <text:list-level-style-number style:num-suffix=":" style:num-prefix="" text:start-value="None" text:level="1" style:num-format="I">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inalEnum1-ul" style:display-name="OrdinalEnum1-ul">
      <text:list-level-style-bullet text:bullet-relative-size="75%" text:bullet-char="•" text:level="1">
        <style:list-level-properties text:list-level-position-and-space-mode="label-alignment">
          <style:list-level-label-alignment fo:margin-left="100.0pt" fo:text-indent="-100.0pt" text:list-tab-stop-position="100.0pt" text:label-followed-by="listtab"/>
        </style:list-level-properties>
      </text:list-level-style-bullet>
      <text:list-level-style-bullet text:bullet-relative-size="75%" text:bullet-char="•" text:level="2">
        <style:list-level-properties text:list-level-position-and-space-mode="label-alignment">
          <style:list-level-label-alignment fo:margin-left="118.0pt" fo:text-indent="-100.0pt" text:list-tab-stop-position="118.0pt" text:label-followed-by="listtab"/>
        </style:list-level-properties>
      </text:list-level-style-bullet>
      <text:list-level-style-bullet text:bullet-relative-size="75%" text:bullet-char="•" text:level="3">
        <style:list-level-properties text:list-level-position-and-space-mode="label-alignment">
          <style:list-level-label-alignment fo:margin-left="136.0pt" fo:text-indent="-100.0pt" text:list-tab-stop-position="136.0pt" text:label-followed-by="listtab"/>
        </style:list-level-properties>
      </text:list-level-style-bullet>
      <text:list-level-style-bullet text:bullet-relative-size="75%" text:bullet-char="•" text:level="4">
        <style:list-level-properties text:list-level-position-and-space-mode="label-alignment">
          <style:list-level-label-alignment fo:margin-left="154.0pt" fo:text-indent="-100.0pt" text:list-tab-stop-position="154.0pt" text:label-followed-by="listtab"/>
        </style:list-level-properties>
      </text:list-level-style-bullet>
      <text:list-level-style-bullet text:bullet-relative-size="75%" text:bullet-char="•" text:level="5">
        <style:list-level-properties text:list-level-position-and-space-mode="label-alignment">
          <style:list-level-label-alignment fo:margin-left="172.0pt" fo:text-indent="-100.0pt" text:list-tab-stop-position="172.0pt" text:label-followed-by="listtab"/>
        </style:list-level-properties>
      </text:list-level-style-bullet>
      <text:list-level-style-bullet text:bullet-relative-size="75%" text:bullet-char="•" text:level="6">
        <style:list-level-properties text:list-level-position-and-space-mode="label-alignment">
          <style:list-level-label-alignment fo:margin-left="190.0pt" fo:text-indent="-100.0pt" text:list-tab-stop-position="190.0pt" text:label-followed-by="listtab"/>
        </style:list-level-properties>
      </text:list-level-style-bullet>
      <text:list-level-style-bullet text:bullet-relative-size="75%" text:bullet-char="•" text:level="7">
        <style:list-level-properties text:list-level-position-and-space-mode="label-alignment">
          <style:list-level-label-alignment fo:margin-left="208.0pt" fo:text-indent="-100.0pt" text:list-tab-stop-position="208.0pt" text:label-followed-by="listtab"/>
        </style:list-level-properties>
      </text:list-level-style-bullet>
      <text:list-level-style-bullet text:bullet-relative-size="75%" text:bullet-char="•" text:level="8">
        <style:list-level-properties text:list-level-position-and-space-mode="label-alignment">
          <style:list-level-label-alignment fo:margin-left="226.0pt" fo:text-indent="-100.0pt" text:list-tab-stop-position="226.0pt" text:label-followed-by="listtab"/>
        </style:list-level-properties>
      </text:list-level-style-bullet>
      <text:list-level-style-bullet text:bullet-relative-size="75%" text:bullet-char="•" text:level="9">
        <style:list-level-properties text:list-level-position-and-space-mode="label-alignment">
          <style:list-level-label-alignment fo:margin-left="244.0pt" fo:text-indent="-100.0pt" text:list-tab-stop-position="244.0pt" text:label-followed-by="listtab"/>
        </style:list-level-properties>
      </text:list-level-style-bullet>
      <text:list-level-style-bullet text:bullet-relative-size="75%" text:bullet-char="•" text:level="10">
        <style:list-level-properties text:list-level-position-and-space-mode="label-alignment">
          <style:list-level-label-alignment fo:margin-left="262.0pt" fo:text-indent="-100.0pt" text:list-tab-stop-position="262.0pt" text:label-followed-by="listtab"/>
        </style:list-level-properties>
      </text:list-level-style-bullet>
    </text:list-style>
    <text:list-style style:name="OrdinalEnum1-ol" style:display-name="OrdinalEnum1-ol">
      <text:list-level-style-number style:num-suffix=":" style:num-prefix="" text:start-value="None" text:level="1" style:num-format="I">
        <style:list-level-properties text:list-level-position-and-space-mode="label-alignment">
          <style:list-level-label-alignment fo:margin-left="100.0pt" fo:text-indent="-100.0pt" text:list-tab-stop-position="100.0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118.0pt" fo:text-indent="-100.0pt" text:list-tab-stop-position="118.0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136.0pt" fo:text-indent="-100.0pt" text:list-tab-stop-position="136.0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154.0pt" fo:text-indent="-100.0pt" text:list-tab-stop-position="154.0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72.0pt" fo:text-indent="-100.0pt" text:list-tab-stop-position="172.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90.0pt" fo:text-indent="-100.0pt" text:list-tab-stop-position="190.0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208.0pt" fo:text-indent="-100.0pt" text:list-tab-stop-position="208.0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226.0pt" fo:text-indent="-100.0pt" text:list-tab-stop-position="226.0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244.0pt" fo:text-indent="-100.0pt" text:list-tab-stop-position="244.0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62.0pt" fo:text-indent="-100.0pt" text:list-tab-stop-position="262.0pt" text:label-followed-by="listtab"/>
        </style:list-level-properties>
      </text:list-level-style-number>
    </text:list-style>
    <text:list-style style:name="MyEnum1-ul" style:display-name="MyEnum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MyEnum1-ol" style:display-name="MyEnum1-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Default4-ul" style:display-name="Default4-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4-ol" style:display-name="Default4-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i">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Sp1" style:display-name="Sp1">
      <style:paragraph-properties style:line-spacing="18.0pt"/>
    </style:style>
    <text:list-style style:name="Ordered1-ul" style:display-name="Ordered1-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1-ol" style:display-name="Ordered1-ol">
      <text:list-level-style-number style:num-suffix=":" style:num-prefix="" text:start-value="None" text:level="1" style:num-format="1">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2" style:display-name="Sp2">
      <style:paragraph-properties style:line-spacing="18.0pt"/>
    </style:style>
    <text:list-style style:name="Ordered2-ul" style:display-name="Ordered2-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2-ol" style:display-name="Ordered2-ol">
      <text:list-level-style-number style:num-suffix=":" style:num-prefix="" text:start-value="None" text:level="1" style:num-format="a">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3" style:display-name="Sp3">
      <style:paragraph-properties style:line-spacing="18.0pt"/>
    </style:style>
    <text:list-style style:name="Ordered3-ul" style:display-name="Ordered3-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3-ol" style:display-name="Ordered3-ol">
      <text:list-level-style-number style:num-suffix=":" style:num-prefix="" text:start-value="None" text:level="1" style:num-format="A">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4" style:display-name="Sp4">
      <style:paragraph-properties style:line-spacing="18.0pt"/>
    </style:style>
    <text:list-style style:name="Ordered4-ul" style:display-name="Ordered4-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4-ol" style:display-name="Ordered4-ol">
      <text:list-level-style-number style:num-suffix=":" style:num-prefix="" text:start-value="None" text:level="1" style:num-format="i">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5" style:display-name="Sp5">
      <style:paragraph-properties style:line-spacing="18.0pt"/>
    </style:style>
    <text:list-style style:name="Ordered5-ul" style:display-name="Ordered5-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5-ol" style:display-name="Ordered5-ol">
      <text:list-level-style-number style:num-suffix=":" style:num-prefix="" text:start-value="None" text:level="1" style:num-format="I">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6" style:display-name="Sp6">
      <style:paragraph-properties style:line-spacing="18.0pt"/>
    </style:style>
    <text:list-style style:name="Ordered6-ul" style:display-name="Ordered6-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6-ol" style:display-name="Ordered6-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7" style:display-name="Sp7">
      <style:paragraph-properties style:line-spacing="18.0pt"/>
    </style:style>
    <text:list-style style:name="Ordered7-ul" style:display-name="Ordered7-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7-ol" style:display-name="Ordered7-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8" style:display-name="Sp8">
      <style:paragraph-properties style:line-spacing="18.0pt"/>
    </style:style>
    <text:list-style style:name="Ordered8-ul" style:display-name="Ordered8-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8-ol" style:display-name="Ordered8-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9" style:display-name="Sp9">
      <style:paragraph-properties style:line-spacing="18.0pt"/>
    </style:style>
    <text:list-style style:name="Ordered9-ul" style:display-name="Ordered9-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9-ol" style:display-name="Ordered9-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10" style:display-name="Sp10">
      <style:paragraph-properties style:line-spacing="18.0pt"/>
    </style:style>
    <text:list-style style:name="Ordered10-ul" style:display-name="Ordered10-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10-ol" style:display-name="Ordered10-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11" style:display-name="Sp11">
      <style:paragraph-properties style:line-spacing="18.0pt"/>
    </style:style>
    <text:list-style style:name="Ordered11-ul" style:display-name="Ordered11-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11-ol" style:display-name="Ordered11-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12" style:display-name="Sp12">
      <style:paragraph-properties style:line-spacing="18.0pt"/>
    </style:style>
    <style:style style:family="paragraph" style:name="Sp13" style:display-name="Sp13">
      <style:paragraph-properties style:line-spacing="3.6pt"/>
    </style:style>
    <text:list-style style:name="OrdinalEnumSecond1-ul" style:display-name="OrdinalEnumSecond1-ul">
      <text:list-level-style-bullet text:bullet-relative-size="75%" text:bullet-char="•" text:level="1">
        <style:list-level-properties text:list-level-position-and-space-mode="label-alignment">
          <style:list-level-label-alignment fo:margin-left="20pt" fo:text-indent="-20pt" text:list-tab-stop-position="20pt" text:label-followed-by="listtab"/>
        </style:list-level-properties>
      </text:list-level-style-bullet>
      <text:list-level-style-bullet text:bullet-relative-size="75%" text:bullet-char="•" text:level="2">
        <style:list-level-properties text:list-level-position-and-space-mode="label-alignment">
          <style:list-level-label-alignment fo:margin-left="38pt" fo:text-indent="-20pt" text:list-tab-stop-position="38pt" text:label-followed-by="listtab"/>
        </style:list-level-properties>
      </text:list-level-style-bullet>
      <text:list-level-style-bullet text:bullet-relative-size="75%" text:bullet-char="•" text:level="3">
        <style:list-level-properties text:list-level-position-and-space-mode="label-alignment">
          <style:list-level-label-alignment fo:margin-left="56pt" fo:text-indent="-20pt" text:list-tab-stop-position="56pt" text:label-followed-by="listtab"/>
        </style:list-level-properties>
      </text:list-level-style-bullet>
      <text:list-level-style-bullet text:bullet-relative-size="75%" text:bullet-char="•" text:level="4">
        <style:list-level-properties text:list-level-position-and-space-mode="label-alignment">
          <style:list-level-label-alignment fo:margin-left="74pt" fo:text-indent="-20pt" text:list-tab-stop-position="74pt" text:label-followed-by="listtab"/>
        </style:list-level-properties>
      </text:list-level-style-bullet>
      <text:list-level-style-bullet text:bullet-relative-size="75%" text:bullet-char="•" text:level="5">
        <style:list-level-properties text:list-level-position-and-space-mode="label-alignment">
          <style:list-level-label-alignment fo:margin-left="92pt" fo:text-indent="-20pt" text:list-tab-stop-position="92pt" text:label-followed-by="listtab"/>
        </style:list-level-properties>
      </text:list-level-style-bullet>
      <text:list-level-style-bullet text:bullet-relative-size="75%" text:bullet-char="•" text:level="6">
        <style:list-level-properties text:list-level-position-and-space-mode="label-alignment">
          <style:list-level-label-alignment fo:margin-left="110pt" fo:text-indent="-20pt" text:list-tab-stop-position="110pt" text:label-followed-by="listtab"/>
        </style:list-level-properties>
      </text:list-level-style-bullet>
      <text:list-level-style-bullet text:bullet-relative-size="75%" text:bullet-char="•" text:level="7">
        <style:list-level-properties text:list-level-position-and-space-mode="label-alignment">
          <style:list-level-label-alignment fo:margin-left="128pt" fo:text-indent="-20pt" text:list-tab-stop-position="128pt" text:label-followed-by="listtab"/>
        </style:list-level-properties>
      </text:list-level-style-bullet>
      <text:list-level-style-bullet text:bullet-relative-size="75%" text:bullet-char="•" text:level="8">
        <style:list-level-properties text:list-level-position-and-space-mode="label-alignment">
          <style:list-level-label-alignment fo:margin-left="146pt" fo:text-indent="-20pt" text:list-tab-stop-position="146pt" text:label-followed-by="listtab"/>
        </style:list-level-properties>
      </text:list-level-style-bullet>
      <text:list-level-style-bullet text:bullet-relative-size="75%" text:bullet-char="•" text:level="9">
        <style:list-level-properties text:list-level-position-and-space-mode="label-alignment">
          <style:list-level-label-alignment fo:margin-left="164pt" fo:text-indent="-20pt" text:list-tab-stop-position="164pt" text:label-followed-by="listtab"/>
        </style:list-level-properties>
      </text:list-level-style-bullet>
      <text:list-level-style-bullet text:bullet-relative-size="75%" text:bullet-char="•" text:level="10">
        <style:list-level-properties text:list-level-position-and-space-mode="label-alignment">
          <style:list-level-label-alignment fo:margin-left="182pt" fo:text-indent="-20pt" text:list-tab-stop-position="182pt" text:label-followed-by="listtab"/>
        </style:list-level-properties>
      </text:list-level-style-bullet>
    </text:list-style>
    <text:list-style style:name="OrdinalEnumSecond1-ol" style:display-name="OrdinalEnumSecond1-ol">
      <text:list-level-style-number style:num-suffix="" style:num-prefix="" text:start-value="None" text:level="1" style:num-format="">
        <style:list-level-properties text:list-level-position-and-space-mode="label-alignment">
          <style:list-level-label-alignment fo:margin-left="20pt" fo:text-indent="-20pt" text:list-tab-stop-position="20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38pt" fo:text-indent="-20pt" text:list-tab-stop-position="38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56pt" fo:text-indent="-20pt" text:list-tab-stop-position="56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74pt" fo:text-indent="-20pt" text:list-tab-stop-position="74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92pt" fo:text-indent="-20pt" text:list-tab-stop-position="92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10pt" fo:text-indent="-20pt" text:list-tab-stop-position="110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28pt" fo:text-indent="-20pt" text:list-tab-stop-position="128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46pt" fo:text-indent="-20pt" text:list-tab-stop-position="146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64pt" fo:text-indent="-20pt" text:list-tab-stop-position="164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182pt" fo:text-indent="-20pt" text:list-tab-stop-position="182pt" text:label-followed-by="listtab"/>
        </style:list-level-properties>
      </text:list-level-style-number>
    </text:list-style>
    <text:list-style style:name="Default7-ul" style:display-name="Default7-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7-ol" style:display-name="Default7-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12-ul" style:display-name="Ordered12-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12-ol" style:display-name="Ordered12-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text:list-style style:name="Default8-ul" style:display-name="Default8-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8-ol" style:display-name="Default8-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office:automatic-styles>
  <office:body>
    <office:text text:use-soft-page-breaks="true">
      <text:p text:style-name="Title"><text:span text:style-name="T1"/><text:span text:style-name="T2">&lt;ul&gt;</text:span><text:span text:style-name="T3">, </text:span><text:span text:style-name="T4">&lt;ol&gt;</text:span><text:span text:style-name="T5">, and </text:span><text:span text:style-name="T6">&lt;li&gt;</text:span><text:span text:style-name="T7"> Tags Demo </text:span></text:p>
      <text:p text:style-name="Heading1"><text:span text:style-name="T8">Unordered lists</text:span></text:p>
      <text:p text:style-name="Heading2"><text:span text:style-name="T9">Multi-level</text:span></text:p>
      <text:list text:style-name="Default1-ul">
        <text:list-item text:start-value="1">
          <text:p text:style-name="PDefault-ul"><text:span text:style-name="T10">Welcome to RML 1</text:span></text:p>
        </text:list-item>
        <text:list-item>
          <text:list>
            <text:list-item text:start-value="1">
              <text:p text:style-name="PDefault-ul"><text:span text:style-name="T11">unordered 1 - disc</text:span></text:p>
            </text:list-item>
            <text:list-item>
              <text:p text:style-name="PDefault-ul"><text:span text:style-name="T12">unordered 2 - square</text:span></text:p>
            </text:list-item>
            <text:list-item>
              <text:list>
                <text:list-item text:start-value="1">
                  <text:p text:style-name="PDefault-ul"><text:span text:style-name="T13">Unordered 2.2 - another one</text:span></text:p>
                </text:list-item>
                <text:list-item>
                  <text:p text:style-name="PDefault-ul"><text:span text:style-name="T14">Unordered 2.3- another one</text:span></text:p>
                </text:list-item>
              </text:list>
            </text:list-item>
            <text:list-item>
              <text:p text:style-name="PDefault-ul"><text:span text:style-name="T15">unordered 3 - diamond - no chance for per item style</text:span></text:p>
            </text:list-item>
            <text:list-item>
              <text:p text:style-name="PDefault-ul"><text:span text:style-name="T16">unordered 4 - rarrowhead</text:span></text:p>
            </text:list-item>
            <text:list-item>
              <text:p text:style-name="PDefault-ul"><text:span text:style-name="T17">unordered 5</text:span></text:p>
            </text:list-item>
            <text:list-item>
              <text:p text:style-name="PDefault-ul"><text:span text:style-name="T18">unordered 6</text:span></text:p>
            </text:list-item>
            <text:list-item>
              <text:p text:style-name="PDefault-ul"><text:span text:style-name="T19">unordered 3 - disc</text:span></text:p>
            </text:list-item>
            <text:list-item>
              <text:p text:style-name="PDefault-ul"><text:span text:style-name="T20">unordered 4</text:span></text:p>
            </text:list-item>
            <text:list-item>
              <text:list>
                <text:list-item text:start-value="1">
                  <text:p text:style-name="PDefault-ul"><text:span text:style-name="T21">Unordered - another now square styled</text:span></text:p>
                </text:list-item>
                <text:list-item>
                  <text:p text:style-name="PDefault-ul"><text:span text:style-name="T22">changes also 2.2 and 2.3 to square</text:span></text:p>
                </text:list-item>
              </text:list>
            </text:list-item>
          </text:list>
        </text:list-item>
        <text:list-item>
          <text:p text:style-name="PDefault-ul"><text:span text:style-name="T23">Welcome to RML 2</text:span></text:p>
        </text:list-item>
        <text:list-item>
          <text:p text:style-name="PDefault-ul"><text:span text:style-name="T24">Welcome to RML 3</text:span></text:p>
        </text:list-item>
      </text:list>
      <text:p text:style-name="Heading2"><text:span text:style-name="T25">DiamondList</text:span></text:p>
      <text:p text:style-name="Normal"><text:span text:style-name="T26">Diamond bullet</text:span></text:p>
      <text:list text:style-name="DiamondList1-ul">
        <text:list-item text:start-value="1">
          <text:p text:style-name="PDiamondList-ul"><text:span text:style-name="T27">One</text:span></text:p>
        </text:list-item>
        <text:list-item>
          <text:p text:style-name="PDiamondList-ul"><text:span text:style-name="T28">Two</text:span></text:p>
        </text:list-item>
        <text:list-item>
          <text:p text:style-name="PDiamondList-ul"><text:span text:style-name="T29">Three</text:span></text:p>
        </text:list-item>
      </text:list>
      <text:p text:style-name="Heading2"><text:span text:style-name="T30">SquareList</text:span></text:p>
      <text:p text:style-name="Normal"><text:span text:style-name="T31">Square bullets</text:span></text:p>
      <text:list text:style-name="SquareList2-ul">
        <text:list-item text:start-value="1">
          <text:p text:style-name="PSquareList-ul"><text:span text:style-name="T32">One</text:span></text:p>
        </text:list-item>
        <text:list-item>
          <text:p text:style-name="PSquareList-ul"><text:span text:style-name="T33">Two</text:span></text:p>
        </text:list-item>
        <text:list-item>
          <text:p text:style-name="PSquareList-ul"><text:span text:style-name="T34">Three</text:span></text:p>
        </text:list-item>
      </text:list>
      <text:p text:style-name="Heading2"><text:span text:style-name="T35">Text bullets:</text:span></text:p>
      <text:list text:style-name="Resolutions1-ul">
        <text:list-item text:start-value="1">
          <text:p text:style-name="PResolutions-ul"><text:span text:style-name="T36">Lorem ipsum dolor sit amet, consectetur adipiscing elit. Mauris euismod congue quam, id accumsan neque feugiat ac. Praesent mauris enim, pretium ut arcu quis, mollis pretium magna. Vestibulum ante ipsum primis in faucibus orci luctus et ultrices posuere cubilia Curae; Aliquam pharetra mattis ornare. </text:span></text:p>
        </text:list-item>
        <text:list-item>
          <text:p text:style-name="PResolutions-ul"><text:span text:style-name="T37">Curabitur dapibus id augue quis pretium. Suspendisse at libero suscipit, elementum orci non, egestas risus. Curabitur sem nisi, egestas non semper at, tempor eget nisi. Duis varius nisl nisl, nec tristique augue tincidunt et. Quisque interdum convallis elementum.</text:span></text:p>
        </text:list-item>
        <text:list-item>
          <text:p text:style-name="PResolutions-ul"><text:span text:style-name="T38">Ut feugiat dui eu erat dapibus congue. Aliquam feugiat suscipit tellus, sollicitudin faucibus libero mattis ac. Sed ultrices diam at felis pretium, et vehicula arcu commodo. Maecenas fermentum ut elit ac dignissim. Cras sit amet turpis rutrum, ultricies urna eu, luctus ligula.</text:span></text:p>
        </text:list-item>
      </text:list>
      <text:p text:style-name="Heading1"><text:span text:style-name="T39">Ordered Lists</text:span></text:p>
      <text:p text:style-name="Heading2"><text:span text:style-name="T40">Number Types</text:span></text:p>
      <text:list text:style-name="OrderedList1-ol">
        <text:list-item text:start-value="1">
          <text:p text:style-name="MPOrderedList-ol"><text:span text:style-name="T41">One</text:span></text:p>
        </text:list-item>
        <text:list-item>
          <text:p text:style-name="MPOrderedList-ol"><text:span text:style-name="T42">Two</text:span></text:p>
        </text:list-item>
        <text:list-item>
          <text:p text:style-name="MPOrderedList-ol"><text:span text:style-name="T43">Three</text:span></text:p>
        </text:list-item>
      </text:list>
      <text:list text:style-name="OrderedList2-ol">
        <text:list-item text:start-value="1">
          <text:p text:style-name="MPOrderedList-ol"><text:span text:style-name="T44">One</text:span></text:p>
        </text:list-item>
        <text:list-item>
          <text:p text:style-name="MPOrderedList-ol"><text:span text:style-name="T45">Two</text:span></text:p>
        </text:list-item>
        <text:list-item>
          <text:p text:style-name="MPOrderedList-ol"><text:span text:style-name="T46">Three</text:span></text:p>
        </text:list-item>
      </text:list>
      <text:list text:style-name="OrderedList3-ol">
        <text:list-item text:start-value="1">
          <text:p text:style-name="MPOrderedList-ol"><text:span text:style-name="T47">One</text:span></text:p>
        </text:list-item>
        <text:list-item>
          <text:p text:style-name="MPOrderedList-ol"><text:span text:style-name="T48">Two</text:span></text:p>
        </text:list-item>
        <text:list-item>
          <text:p text:style-name="MPOrderedList-ol"><text:span text:style-name="T49">Three</text:span></text:p>
        </text:list-item>
      </text:list>
      <text:list text:style-name="OrderedList4-ol">
        <text:list-item text:start-value="1">
          <text:p text:style-name="MPOrderedList-ol"><text:span text:style-name="T50">One</text:span></text:p>
        </text:list-item>
        <text:list-item>
          <text:p text:style-name="MPOrderedList-ol"><text:span text:style-name="T51">Two</text:span></text:p>
        </text:list-item>
        <text:list-item>
          <text:p text:style-name="MPOrderedList-ol"><text:span text:style-name="T52">Three</text:span></text:p>
        </text:list-item>
      </text:list>
      <text:list text:style-name="OrderedList5-ol">
        <text:list-item text:start-value="1">
          <text:p text:style-name="MPOrderedList-ol"><text:span text:style-name="T53">One</text:span></text:p>
        </text:list-item>
        <text:list-item>
          <text:p text:style-name="MPOrderedList-ol"><text:span text:style-name="T54">Two</text:span></text:p>
        </text:list-item>
        <text:list-item>
          <text:p text:style-name="MPOrderedList-ol"><text:span text:style-name="T55">Three</text:span></text:p>
        </text:list-item>
      </text:list>
      <text:p text:style-name="Normal"><text:span text:style-name="T56">Use style to set bullet type.</text:span></text:p>
      <text:list text:style-name="OrdinalEnum1-ol">
        <text:list-item text:start-value="1">
          <text:p text:style-name="POrdinalEnum-ol"><text:span text:style-name="T57">One</text:span></text:p>
        </text:list-item>
        <text:list-item>
          <text:p text:style-name="POrdinalEnum-ol"><text:span text:style-name="T58">Two</text:span></text:p>
        </text:list-item>
        <text:list-item>
          <text:p text:style-name="POrdinalEnum-ol"><text:span text:style-name="T59">Three</text:span></text:p>
        </text:list-item>
      </text:list>
      <text:p text:style-name="Heading2"><text:span text:style-name="T60">MyEnum</text:span></text:p>
      <text:p text:style-name="Normal"><text:span text:style-name="T61">Bullet format: Parenthesis around numbers</text:span></text:p>
      <text:list text:style-name="MyEnum1-ol">
        <text:list-item text:start-value="1">
          <text:p text:style-name="PMyEnum-ol"><text:span text:style-name="T62">One</text:span></text:p>
        </text:list-item>
        <text:list-item>
          <text:p text:style-name="PMyEnum-ol"><text:span text:style-name="T63">Two</text:span></text:p>
        </text:list-item>
        <text:list-item>
          <text:p text:style-name="PMyEnum-ol"><text:span text:style-name="T64">Three</text:span></text:p>
        </text:list-item>
      </text:list>
      <text:p text:style-name="Normal"><text:span text:style-name="T65">Multiple levels</text:span></text:p>
      <text:list text:style-name="Default4-ol">
        <text:list-item text:start-value="1">
          <text:p text:style-name="PDefault-ol"><text:span text:style-name="T66">Welcome to RML 1</text:span></text:p>
        </text:list-item>
        <text:list-item>
          <text:p/>
          <text:list>
            <text:list-item text:start-value="1">
              <text:p text:style-name="PDefault-ol"><text:span text:style-name="T67">Ordered 1</text:span></text:p>
            </text:list-item>
            <text:list-item>
              <text:p text:style-name="PDefault-ol"><text:span text:style-name="T68">Ordered 2</text:span></text:p>
            </text:list-item>
            <text:list-item>
              <text:p/>
              <text:list>
                <text:list-item text:start-value="1">
                  <text:p text:style-name="PDefault-ol"><text:span text:style-name="T69">Ordered - another one</text:span></text:p>
                </text:list-item>
                <text:list-item>
                  <text:p text:style-name="PDefault-ol"><text:span text:style-name="T70">Ordered - another one</text:span></text:p>
                </text:list-item>
                <text:list-item>
                  <text:p/>
                  <text:list>
                    <text:list-item text:start-value="1">
                      <text:p text:style-name="PDefault-ol"><text:span text:style-name="T71">Item 1</text:span></text:p>
                    </text:list-item>
                    <text:list-item>
                      <text:p text:style-name="PDefault-ol"><text:span text:style-name="T72">Item 2</text:span></text:p>
                    </text:list-item>
                  </text:list>
                </text:list-item>
              </text:list>
            </text:list-item>
            <text:list-item>
              <text:p text:style-name="PDefault-ol"><text:span text:style-name="T73">Ordered 3</text:span></text:p>
            </text:list-item>
            <text:list-item>
              <text:p text:style-name="PDefault-ol"><text:span text:style-name="T74">Ordered 4</text:span></text:p>
            </text:list-item>
            <text:list-item>
              <text:p text:style-name="PDefault-ol"><text:span text:style-name="T75">Ordered 5</text:span></text:p>
            </text:list-item>
            <text:list-item>
              <text:p text:style-name="PDefault-ol"><text:span text:style-name="T76">Ordered 6</text:span></text:p>
            </text:list-item>
          </text:list>
        </text:list-item>
        <text:list-item>
          <text:p text:style-name="PDefault-ol"><text:span text:style-name="T77">Welcome to RML 2</text:span></text:p>
        </text:list-item>
        <text:list-item>
          <text:p text:style-name="PDefault-ol"><text:span text:style-name="T78">Welcome to RML 3</text:span></text:p>
        </text:list-item>
      </text:list>
      <text:p text:style-name="Heading1"><text:span text:style-name="T79">Ordered List Bullet Types</text:span></text:p>
      <text:p text:style-name="Sp1"/>
      <text:p text:style-name="Heading2"><text:span text:style-name="T80">1</text:span></text:p>
      <text:list text:style-name="Ordered1-ol">
        <text:list-item text:start-value="1">
          <text:p text:style-name="POrdered-ol"><text:span text:style-name="T81">One</text:span></text:p>
        </text:list-item>
        <text:list-item>
          <text:p text:style-name="POrdered-ol"><text:span text:style-name="T82">Two</text:span></text:p>
        </text:list-item>
        <text:list-item>
          <text:p text:style-name="POrdered-ol"><text:span text:style-name="T83">Three</text:span></text:p>
        </text:list-item>
      </text:list>
      <text:p text:style-name="Sp2"/>
      <text:p text:style-name="Heading2"><text:span text:style-name="T84">a</text:span></text:p>
      <text:list text:style-name="Ordered2-ol">
        <text:list-item text:start-value="1">
          <text:p text:style-name="POrdered-ol"><text:span text:style-name="T85">One</text:span></text:p>
        </text:list-item>
        <text:list-item>
          <text:p text:style-name="POrdered-ol"><text:span text:style-name="T86">Two</text:span></text:p>
        </text:list-item>
        <text:list-item>
          <text:p text:style-name="POrdered-ol"><text:span text:style-name="T87">Three</text:span></text:p>
        </text:list-item>
      </text:list>
      <text:p text:style-name="Sp3"/>
      <text:p text:style-name="Heading2"><text:span text:style-name="T88">A</text:span></text:p>
      <text:list text:style-name="Ordered3-ol">
        <text:list-item text:start-value="1">
          <text:p text:style-name="POrdered-ol"><text:span text:style-name="T89">One</text:span></text:p>
        </text:list-item>
        <text:list-item>
          <text:p text:style-name="POrdered-ol"><text:span text:style-name="T90">Two</text:span></text:p>
        </text:list-item>
        <text:list-item>
          <text:p text:style-name="POrdered-ol"><text:span text:style-name="T91">Three</text:span></text:p>
        </text:list-item>
      </text:list>
      <text:p text:style-name="Sp4"/>
      <text:p text:style-name="Heading2"><text:span text:style-name="T92">i</text:span></text:p>
      <text:list text:style-name="Ordered4-ol">
        <text:list-item text:start-value="1">
          <text:p text:style-name="POrdered-ol"><text:span text:style-name="T93">One</text:span></text:p>
        </text:list-item>
        <text:list-item>
          <text:p text:style-name="POrdered-ol"><text:span text:style-name="T94">Two</text:span></text:p>
        </text:list-item>
        <text:list-item>
          <text:p text:style-name="POrdered-ol"><text:span text:style-name="T95">Three</text:span></text:p>
        </text:list-item>
      </text:list>
      <text:p text:style-name="Sp5"/>
      <text:p text:style-name="Heading2"><text:span text:style-name="T96">I</text:span></text:p>
      <text:list text:style-name="Ordered5-ol">
        <text:list-item text:start-value="1">
          <text:p text:style-name="POrdered-ol"><text:span text:style-name="T97">One</text:span></text:p>
        </text:list-item>
        <text:list-item>
          <text:p text:style-name="POrdered-ol"><text:span text:style-name="T98">Two</text:span></text:p>
        </text:list-item>
        <text:list-item>
          <text:p text:style-name="POrdered-ol"><text:span text:style-name="T99">Three</text:span></text:p>
        </text:list-item>
      </text:list>
      <text:p text:style-name="Sp6"/>
      <text:p text:style-name="Heading2"><text:span text:style-name="T100">l</text:span></text:p>
      <text:list text:style-name="Ordered6-ol">
        <text:list-item text:start-value="1">
          <text:p text:style-name="POrdered-ol"><text:span text:style-name="T101">One:</text:span><text:tab/><text:span text:style-name="T102">One</text:span></text:p>
        </text:list-item>
        <text:list-item>
          <text:p text:style-name="POrdered-ol"><text:span text:style-name="T103">Two:</text:span><text:tab/><text:span text:style-name="T104">Two</text:span></text:p>
        </text:list-item>
        <text:list-item>
          <text:p text:style-name="POrdered-ol"><text:span text:style-name="T105">Three:</text:span><text:tab/><text:span text:style-name="T106">Three</text:span></text:p>
        </text:list-item>
      </text:list>
      <text:p text:style-name="Sp7"/>
      <text:p text:style-name="Heading2"><text:span text:style-name="T107">L</text:span></text:p>
      <text:list text:style-name="Ordered7-ol">
        <text:list-item text:start-value="1">
          <text:p text:style-name="POrdered-ol"><text:span text:style-name="T108">ONE:</text:span><text:tab/><text:span text:style-name="T109">One</text:span></text:p>
        </text:list-item>
        <text:list-item>
          <text:p text:style-name="POrdered-ol"><text:span text:style-name="T110">TWO:</text:span><text:tab/><text:span text:style-name="T111">Two</text:span></text:p>
        </text:list-item>
        <text:list-item>
          <text:p text:style-name="POrdered-ol"><text:span text:style-name="T112">THREE:</text:span><text:tab/><text:span text:style-name="T113">Three</text:span></text:p>
        </text:list-item>
      </text:list>
      <text:p text:style-name="Sp8"/>
      <text:p text:style-name="Heading2"><text:span text:style-name="T114">o</text:span></text:p>
      <text:list text:style-name="Ordered8-ol">
        <text:list-item text:start-value="1">
          <text:p text:style-name="POrdered-ol"><text:span text:style-name="T115">First:</text:span><text:tab/><text:span text:style-name="T116">One</text:span></text:p>
        </text:list-item>
        <text:list-item>
          <text:p text:style-name="POrdered-ol"><text:span text:style-name="T117">Second:</text:span><text:tab/><text:span text:style-name="T118">Two</text:span></text:p>
        </text:list-item>
        <text:list-item>
          <text:p text:style-name="POrdered-ol"><text:span text:style-name="T119">Third:</text:span><text:tab/><text:span text:style-name="T120">Three</text:span></text:p>
        </text:list-item>
      </text:list>
      <text:p text:style-name="Sp9"/>
      <text:p text:style-name="Heading2"><text:span text:style-name="T121">O</text:span></text:p>
      <text:list text:style-name="Ordered9-ol">
        <text:list-item text:start-value="1">
          <text:p text:style-name="POrdered-ol"><text:span text:style-name="T122">FIRST:</text:span><text:tab/><text:span text:style-name="T123">One</text:span></text:p>
        </text:list-item>
        <text:list-item>
          <text:p text:style-name="POrdered-ol"><text:span text:style-name="T124">SECOND:</text:span><text:tab/><text:span text:style-name="T125">Two</text:span></text:p>
        </text:list-item>
        <text:list-item>
          <text:p text:style-name="POrdered-ol"><text:span text:style-name="T126">THIRD:</text:span><text:tab/><text:span text:style-name="T127">Three</text:span></text:p>
        </text:list-item>
      </text:list>
      <text:p text:style-name="Sp10"/>
      <text:p text:style-name="Heading2"><text:span text:style-name="T128">r</text:span></text:p>
      <text:list text:style-name="Ordered10-ol">
        <text:list-item text:start-value="1">
          <text:p text:style-name="POrdered-ol"><text:span text:style-name="T129">1st:</text:span><text:tab/><text:span text:style-name="T130">One</text:span></text:p>
        </text:list-item>
        <text:list-item>
          <text:p text:style-name="POrdered-ol"><text:span text:style-name="T131">2nd:</text:span><text:tab/><text:span text:style-name="T132">Two </text:span><text:span text:style-name="T133">bold</text:span></text:p>
        </text:list-item>
        <text:list-item>
          <text:p text:style-name="POrdered-ol"><text:span text:style-name="T134">3rd:</text:span><text:tab/><text:span text:style-name="T135">Three</text:span></text:p>
        </text:list-item>
      </text:list>
      <text:p text:style-name="Sp11"/>
      <text:p text:style-name="Heading2"><text:span text:style-name="T136">R</text:span></text:p>
      <text:list text:style-name="Ordered11-ol">
        <text:list-item text:start-value="1">
          <text:p text:style-name="POrdered-ol"><text:span text:style-name="T137">1ST:</text:span><text:tab/><text:span text:style-name="T138">One</text:span></text:p>
        </text:list-item>
        <text:list-item>
          <text:p text:style-name="POrdered-ol"><text:span text:style-name="T139">2ND:</text:span><text:tab/><text:span text:style-name="T140">Two</text:span></text:p>
        </text:list-item>
        <text:list-item>
          <text:p text:style-name="POrdered-ol"><text:span text:style-name="T141">3RD:</text:span><text:tab/><text:span text:style-name="T142">Three</text:span></text:p>
        </text:list-item>
      </text:list>
      <text:p text:style-name="Sp12"/>
      <text:p text:style-name="Normal"><text:span text:style-name="T143">Use style to set bullet type.</text:span></text:p>
      <text:p text:style-name="Sp13"/>
      <text:list text:style-name="OrdinalEnumSecond1-ol">
        <text:list-item text:start-value="1">
          <text:p text:style-name="POrdinalEnumSecond-ol"><text:span text:style-name="T144">1ST:</text:span><text:tab/><text:span text:style-name="T145">One</text:span></text:p>
        </text:list-item>
        <text:list-item>
          <text:p text:style-name="POrdinalEnumSecond-ol"><text:span text:style-name="T146">2ND:</text:span><text:tab/><text:span text:style-name="T147">Two</text:span></text:p>
        </text:list-item>
        <text:list-item>
          <text:p text:style-name="POrdinalEnumSecond-ol"><text:span text:style-name="T148">3RD:</text:span><text:tab/><text:span text:style-name="T149">Three</text:span></text:p>
        </text:list-item>
      </text:list>
      <text:p text:style-name="Heading1"><text:span text:style-name="T150">Starting with a given number</text:span></text:p>
      <text:list text:style-name="Default7-ol">
        <text:list-item text:start-value="5">
          <text:p text:style-name="PDefault-ol"><text:span text:style-name="T151">Five</text:span></text:p>
        </text:list-item>
        <text:list-item>
          <text:p text:style-name="PDefault-ol"><text:span text:style-name="T152">Six </text:span><text:span text:style-name="T153">bold</text:span></text:p>
        </text:list-item>
        <text:list-item>
          <text:p text:style-name="PDefault-ol"><text:span text:style-name="T154">Spaced Seven</text:span></text:p>
        </text:list-item>
      </text:list>
      <text:list text:style-name="Ordered12-ol">
        <text:list-item text:start-value="5">
          <text:p text:style-name="POrdered-ol"><text:span text:style-name="T155">5TH:</text:span><text:tab/><text:span text:style-name="T156">Five</text:span></text:p>
        </text:list-item>
        <text:list-item>
          <text:p text:style-name="POrdered-ol"><text:span text:style-name="T157">6TH:</text:span><text:tab/><text:span text:style-name="T158">Six </text:span><text:span text:style-name="T159">bold</text:span></text:p>
        </text:list-item>
        <text:list-item>
          <text:p text:style-name="POrdered-ol"><text:span text:style-name="T160">7TH:</text:span><text:tab/><text:span text:style-name="T161">Spaced Seven</text:span></text:p>
        </text:list-item>
        <text:list-item>
          <text:p text:style-name="POrdered-ol"><text:span text:style-name="T162">8TH:</text:span><text:tab/><text:span text:style-name="T163">Even more spaced </text:span></text:p>
        </text:list-item>
      </text:list>
      <text:p text:style-name="Heading1"><text:span text:style-name="T164">No para list items</text:span></text:p>
      <text:list text:style-name="Default8-ol">
        <text:list-item text:start-value="5">
          <text:p text:style-name="PDefault-ol"><text:span text:style-name="T165">Fifth item</text:span></text:p>
        </text:list-item>
        <text:list-item>
          <text:p text:style-name="PDefault-ol"><text:span text:style-name="T166">Six </text:span><text:span text:style-name="T167">bold</text:span><text:span text:style-name="T168"> </text:span></text:p>
        </text:list-item>
        <text:list-item>
          <text:p text:style-name="PDefault-ol"><text:span text:style-name="T169">Spaced Seven </text:span></text:p>
        </text:list-item>
      </text:list>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halkduster" style:name="Chalkduster"/>
    <style:font-face svg:font-family="Times New Roman" style:name="Times New Roman"/>
    <style:font-face svg:font-family="Adobe Garamond Pro" style:name="Adobe Garamond Pro"/>
    <style:font-face svg:font-family="Courier" style:name="Courier"/>
    <style:font-face svg:font-family="Courier" style:name="Courier"/>
    <style:font-face svg:font-family="Courier" style:name="Courier"/>
  </office:font-face-decls>
  <office:styles>
    <style:style style:family="text" style:name="T1" style:display-name="T1">
      <style:text-properties/>
    </style:style>
    <style:style style:family="text" style:name="T2" style:display-name="T2">
      <style:text-properties style:font-name="Courier"/>
    </style:style>
    <style:style style:family="text" style:name="T3" style:display-name="T3">
      <style:text-properties/>
    </style:style>
    <style:style style:family="text" style:name="T4" style:display-name="T4">
      <style:text-properties style:font-name="Courier"/>
    </style:style>
    <style:style style:family="text" style:name="T5" style:display-name="T5">
      <style:text-properties/>
    </style:style>
    <style:style style:family="text" style:name="T6" style:display-name="T6">
      <style:text-properties style:font-name="Courier"/>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style:style>
    <style:style style:family="text" style:name="T26" style:display-name="T26">
      <style:text-properties/>
    </style:style>
    <style:style style:family="text" style:name="T27" style:display-name="T27">
      <style:text-properties/>
    </style:style>
    <style:style style:family="text" style:name="T28" style:display-name="T28">
      <style:text-properties/>
    </style:style>
    <style:style style:family="text" style:name="T29" style:display-name="T29">
      <style:text-properties/>
    </style:style>
    <style:style style:family="text" style:name="T30" style:display-name="T30">
      <style:text-properties/>
    </style:style>
    <style:style style:family="text" style:name="T31" style:display-name="T31">
      <style:text-properties/>
    </style:style>
    <style:style style:family="text" style:name="T32" style:display-name="T32">
      <style:text-properties/>
    </style:style>
    <style:style style:family="text" style:name="T33" style:display-name="T33">
      <style:text-properties/>
    </style:style>
    <style:style style:family="text" style:name="T34" style:display-name="T34">
      <style:text-properties/>
    </style:style>
    <style:style style:family="text" style:name="T35" style:display-name="T35">
      <style:text-properties/>
    </style:style>
    <style:style style:family="text" style:name="T36" style:display-name="T36">
      <style:text-properties/>
    </style:style>
    <style:style style:family="text" style:name="T37" style:display-name="T37">
      <style:text-properties/>
    </style:style>
    <style:style style:family="text" style:name="T38" style:display-name="T38">
      <style:text-properties/>
    </style:style>
    <style:style style:family="text" style:name="T39" style:display-name="T39">
      <style:text-properties/>
    </style:style>
    <style:style style:family="text" style:name="T40" style:display-name="T40">
      <style:text-properties/>
    </style:style>
    <style:style style:family="text" style:name="T41" style:display-name="T41">
      <style:text-properties/>
    </style:style>
    <style:style style:family="text" style:name="T42" style:display-name="T42">
      <style:text-properties/>
    </style:style>
    <style:style style:family="text" style:name="T43" style:display-name="T43">
      <style:text-properties/>
    </style:style>
    <style:style style:family="text" style:name="T44" style:display-name="T44">
      <style:text-properties/>
    </style:style>
    <style:style style:family="text" style:name="T45" style:display-name="T45">
      <style:text-properties/>
    </style:style>
    <style:style style:family="text" style:name="T46" style:display-name="T46">
      <style:text-properties/>
    </style:style>
    <style:style style:family="text" style:name="T47" style:display-name="T47">
      <style:text-properties/>
    </style:style>
    <style:style style:family="text" style:name="T48" style:display-name="T48">
      <style:text-properties/>
    </style:style>
    <style:style style:family="text" style:name="T49" style:display-name="T49">
      <style:text-properties/>
    </style:style>
    <style:style style:family="text" style:name="T50" style:display-name="T50">
      <style:text-properties/>
    </style:style>
    <style:style style:family="text" style:name="T51" style:display-name="T51">
      <style:text-properties/>
    </style:style>
    <style:style style:family="text" style:name="T52" style:display-name="T52">
      <style:text-properties/>
    </style:style>
    <style:style style:family="text" style:name="T53" style:display-name="T53">
      <style:text-properties/>
    </style:style>
    <style:style style:family="text" style:name="T54" style:display-name="T54">
      <style:text-properties/>
    </style:style>
    <style:style style:family="text" style:name="T55" style:display-name="T55">
      <style:text-properties/>
    </style:style>
    <style:style style:family="text" style:name="T56" style:display-name="T56">
      <style:text-properties/>
    </style:style>
    <style:style style:family="text" style:name="T57" style:display-name="T57">
      <style:text-properties/>
    </style:style>
    <style:style style:family="text" style:name="T58" style:display-name="T58">
      <style:text-properties/>
    </style:style>
    <style:style style:family="text" style:name="T59" style:display-name="T59">
      <style:text-properties/>
    </style:style>
    <style:style style:family="text" style:name="T60" style:display-name="T60">
      <style:text-properties/>
    </style:style>
    <style:style style:family="text" style:name="T61" style:display-name="T61">
      <style:text-properties/>
    </style:style>
    <style:style style:family="text" style:name="T62" style:display-name="T62">
      <style:text-properties/>
    </style:style>
    <style:style style:family="text" style:name="T63" style:display-name="T63">
      <style:text-properties/>
    </style:style>
    <style:style style:family="text" style:name="T64" style:display-name="T64">
      <style:text-properties/>
    </style:style>
    <style:style style:family="text" style:name="T65" style:display-name="T65">
      <style:text-properties/>
    </style:style>
    <style:style style:family="text" style:name="T66" style:display-name="T66">
      <style:text-properties/>
    </style:style>
    <style:style style:family="text" style:name="T67" style:display-name="T67">
      <style:text-properties/>
    </style:style>
    <style:style style:family="text" style:name="T68" style:display-name="T68">
      <style:text-properties/>
    </style:style>
    <style:style style:family="text" style:name="T69" style:display-name="T69">
      <style:text-properties/>
    </style:style>
    <style:style style:family="text" style:name="T70" style:display-name="T70">
      <style:text-properties/>
    </style:style>
    <style:style style:family="text" style:name="T71" style:display-name="T71">
      <style:text-properties/>
    </style:style>
    <style:style style:family="text" style:name="T72" style:display-name="T72">
      <style:text-properties/>
    </style:style>
    <style:style style:family="text" style:name="T73" style:display-name="T73">
      <style:text-properties/>
    </style:style>
    <style:style style:family="text" style:name="T74" style:display-name="T74">
      <style:text-properties/>
    </style:style>
    <style:style style:family="text" style:name="T75" style:display-name="T75">
      <style:text-properties/>
    </style:style>
    <style:style style:family="text" style:name="T76" style:display-name="T76">
      <style:text-properties/>
    </style:style>
    <style:style style:family="text" style:name="T77" style:display-name="T77">
      <style:text-properties/>
    </style:style>
    <style:style style:family="text" style:name="T78" style:display-name="T78">
      <style:text-properties/>
    </style:style>
    <style:style style:family="text" style:name="T79" style:display-name="T79">
      <style:text-properties/>
    </style:style>
    <style:style style:family="text" style:name="T80" style:display-name="T80">
      <style:text-properties/>
    </style:style>
    <style:style style:family="text" style:name="T81" style:display-name="T81">
      <style:text-properties/>
    </style:style>
    <style:style style:family="text" style:name="T82" style:display-name="T82">
      <style:text-properties/>
    </style:style>
    <style:style style:family="text" style:name="T83" style:display-name="T83">
      <style:text-properties/>
    </style:style>
    <style:style style:family="text" style:name="T84" style:display-name="T84">
      <style:text-properties/>
    </style:style>
    <style:style style:family="text" style:name="T85" style:display-name="T85">
      <style:text-properties/>
    </style:style>
    <style:style style:family="text" style:name="T86" style:display-name="T86">
      <style:text-properties/>
    </style:style>
    <style:style style:family="text" style:name="T87" style:display-name="T87">
      <style:text-properties/>
    </style:style>
    <style:style style:family="text" style:name="T88" style:display-name="T88">
      <style:text-properties/>
    </style:style>
    <style:style style:family="text" style:name="T89" style:display-name="T89">
      <style:text-properties/>
    </style:style>
    <style:style style:family="text" style:name="T90" style:display-name="T90">
      <style:text-properties/>
    </style:style>
    <style:style style:family="text" style:name="T91" style:display-name="T91">
      <style:text-properties/>
    </style:style>
    <style:style style:family="text" style:name="T92" style:display-name="T92">
      <style:text-properties/>
    </style:style>
    <style:style style:family="text" style:name="T93" style:display-name="T93">
      <style:text-properties/>
    </style:style>
    <style:style style:family="text" style:name="T94" style:display-name="T94">
      <style:text-properties/>
    </style:style>
    <style:style style:family="text" style:name="T95" style:display-name="T95">
      <style:text-properties/>
    </style:style>
    <style:style style:family="text" style:name="T96" style:display-name="T96">
      <style:text-properties/>
    </style:style>
    <style:style style:family="text" style:name="T97" style:display-name="T97">
      <style:text-properties/>
    </style:style>
    <style:style style:family="text" style:name="T98" style:display-name="T98">
      <style:text-properties/>
    </style:style>
    <style:style style:family="text" style:name="T99" style:display-name="T99">
      <style:text-properties/>
    </style:style>
    <style:style style:family="text" style:name="T100" style:display-name="T100">
      <style:text-properties/>
    </style:style>
    <style:style style:family="text" style:name="T101" style:display-name="T101">
      <style:text-properties/>
    </style:style>
    <style:style style:family="text" style:name="T102" style:display-name="T102">
      <style:text-properties/>
    </style:style>
    <style:style style:family="text" style:name="T103" style:display-name="T103">
      <style:text-properties/>
    </style:style>
    <style:style style:family="text" style:name="T104" style:display-name="T104">
      <style:text-properties/>
    </style:style>
    <style:style style:family="text" style:name="T105" style:display-name="T105">
      <style:text-properties/>
    </style:style>
    <style:style style:family="text" style:name="T106" style:display-name="T106">
      <style:text-properties/>
    </style:style>
    <style:style style:family="text" style:name="T107" style:display-name="T107">
      <style:text-properties/>
    </style:style>
    <style:style style:family="text" style:name="T108" style:display-name="T108">
      <style:text-properties/>
    </style:style>
    <style:style style:family="text" style:name="T109" style:display-name="T109">
      <style:text-properties/>
    </style:style>
    <style:style style:family="text" style:name="T110" style:display-name="T110">
      <style:text-properties/>
    </style:style>
    <style:style style:family="text" style:name="T111" style:display-name="T111">
      <style:text-properties/>
    </style:style>
    <style:style style:family="text" style:name="T112" style:display-name="T112">
      <style:text-properties/>
    </style:style>
    <style:style style:family="text" style:name="T113" style:display-name="T113">
      <style:text-properties/>
    </style:style>
    <style:style style:family="text" style:name="T114" style:display-name="T114">
      <style:text-properties/>
    </style:style>
    <style:style style:family="text" style:name="T115" style:display-name="T115">
      <style:text-properties/>
    </style:style>
    <style:style style:family="text" style:name="T116" style:display-name="T116">
      <style:text-properties/>
    </style:style>
    <style:style style:family="text" style:name="T117" style:display-name="T117">
      <style:text-properties/>
    </style:style>
    <style:style style:family="text" style:name="T118" style:display-name="T118">
      <style:text-properties/>
    </style:style>
    <style:style style:family="text" style:name="T119" style:display-name="T119">
      <style:text-properties/>
    </style:style>
    <style:style style:family="text" style:name="T120" style:display-name="T120">
      <style:text-properties/>
    </style:style>
    <style:style style:family="text" style:name="T121" style:display-name="T121">
      <style:text-properties/>
    </style:style>
    <style:style style:family="text" style:name="T122" style:display-name="T122">
      <style:text-properties/>
    </style:style>
    <style:style style:family="text" style:name="T123" style:display-name="T123">
      <style:text-properties/>
    </style:style>
    <style:style style:family="text" style:name="T124" style:display-name="T124">
      <style:text-properties/>
    </style:style>
    <style:style style:family="text" style:name="T125" style:display-name="T125">
      <style:text-properties/>
    </style:style>
    <style:style style:family="text" style:name="T126" style:display-name="T126">
      <style:text-properties/>
    </style:style>
    <style:style style:family="text" style:name="T127" style:display-name="T127">
      <style:text-properties/>
    </style:style>
    <style:style style:family="text" style:name="T128" style:display-name="T128">
      <style:text-properties/>
    </style:style>
    <style:style style:family="text" style:name="T129" style:display-name="T129">
      <style:text-properties/>
    </style:style>
    <style:style style:family="text" style:name="T130" style:display-name="T130">
      <style:text-properties/>
    </style:style>
    <style:style style:family="text" style:name="T131" style:display-name="T131">
      <style:text-properties/>
    </style:style>
    <style:style style:family="text" style:name="T132" style:display-name="T132">
      <style:text-properties/>
    </style:style>
    <style:style style:family="text" style:name="T133" style:display-name="T133">
      <style:text-properties fo:font-weight="bold"/>
    </style:style>
    <style:style style:family="text" style:name="T134" style:display-name="T134">
      <style:text-properties/>
    </style:style>
    <style:style style:family="text" style:name="T135" style:display-name="T135">
      <style:text-properties/>
    </style:style>
    <style:style style:family="text" style:name="T136" style:display-name="T136">
      <style:text-properties/>
    </style:style>
    <style:style style:family="text" style:name="T137" style:display-name="T137">
      <style:text-properties/>
    </style:style>
    <style:style style:family="text" style:name="T138" style:display-name="T138">
      <style:text-properties/>
    </style:style>
    <style:style style:family="text" style:name="T139" style:display-name="T139">
      <style:text-properties/>
    </style:style>
    <style:style style:family="text" style:name="T140" style:display-name="T140">
      <style:text-properties/>
    </style:style>
    <style:style style:family="text" style:name="T141" style:display-name="T141">
      <style:text-properties/>
    </style:style>
    <style:style style:family="text" style:name="T142" style:display-name="T142">
      <style:text-properties/>
    </style:style>
    <style:style style:family="text" style:name="T143" style:display-name="T143">
      <style:text-properties/>
    </style:style>
    <style:style style:family="text" style:name="T144" style:display-name="T144">
      <style:text-properties/>
    </style:style>
    <style:style style:family="text" style:name="T145" style:display-name="T145">
      <style:text-properties/>
    </style:style>
    <style:style style:family="text" style:name="T146" style:display-name="T146">
      <style:text-properties/>
    </style:style>
    <style:style style:family="text" style:name="T147" style:display-name="T147">
      <style:text-properties/>
    </style:style>
    <style:style style:family="text" style:name="T148" style:display-name="T148">
      <style:text-properties/>
    </style:style>
    <style:style style:family="text" style:name="T149" style:display-name="T149">
      <style:text-properties/>
    </style:style>
    <style:style style:family="text" style:name="T150" style:display-name="T150">
      <style:text-properties/>
    </style:style>
    <style:style style:family="text" style:name="T151" style:display-name="T151">
      <style:text-properties/>
    </style:style>
    <style:style style:family="text" style:name="T152" style:display-name="T152">
      <style:text-properties/>
    </style:style>
    <style:style style:family="text" style:name="T153" style:display-name="T153">
      <style:text-properties fo:font-weight="bold"/>
    </style:style>
    <style:style style:family="text" style:name="T154" style:display-name="T154">
      <style:text-properties/>
    </style:style>
    <style:style style:family="text" style:name="T155" style:display-name="T155">
      <style:text-properties/>
    </style:style>
    <style:style style:family="text" style:name="T156" style:display-name="T156">
      <style:text-properties/>
    </style:style>
    <style:style style:family="text" style:name="T157" style:display-name="T157">
      <style:text-properties/>
    </style:style>
    <style:style style:family="text" style:name="T158" style:display-name="T158">
      <style:text-properties/>
    </style:style>
    <style:style style:family="text" style:name="T159" style:display-name="T159">
      <style:text-properties fo:font-weight="bold"/>
    </style:style>
    <style:style style:family="text" style:name="T160" style:display-name="T160">
      <style:text-properties/>
    </style:style>
    <style:style style:family="text" style:name="T161" style:display-name="T161">
      <style:text-properties/>
    </style:style>
    <style:style style:family="text" style:name="T162" style:display-name="T162">
      <style:text-properties/>
    </style:style>
    <style:style style:family="text" style:name="T163" style:display-name="T163">
      <style:text-properties/>
    </style:style>
    <style:style style:family="text" style:name="T164" style:display-name="T164">
      <style:text-properties/>
    </style:style>
    <style:style style:family="text" style:name="T165" style:display-name="T165">
      <style:text-properties fo:font-style="italic"/>
    </style:style>
    <style:style style:family="text" style:name="T166" style:display-name="T166">
      <style:text-properties/>
    </style:style>
    <style:style style:family="text" style:name="T167" style:display-name="T167">
      <style:text-properties fo:font-weight="bold"/>
    </style:style>
    <style:style style:family="text" style:name="T168" style:display-name="T168">
      <style:text-properties/>
    </style:style>
    <style:style style:family="text" style:name="T169" style:display-name="T169">
      <style:text-properties/>
    </style:style>
  </office:styles>
  <office:automatic-styles>
    <style:page-layout style:name="Mpm1">
      <style:page-layout-properties fo:margin-right="56.6929133858pt" fo:border="0pt" fo:margin-top="56.6929133858pt" fo:page-width="612.0pt" fo:margin-left="56.6929133858pt" fo:page-height="792.0pt" fo:margin-bottom="56.6929133858pt"/>
    </style:page-layout>
  </office:automatic-styles>
  <office:master-styles>
    <style:master-page style:name="main" style:page-layout-name="Mpm1" style:display-name="main"/>
    <style:master-page style:name="Standard" style:page-layout-name="Mpm1" style:display-name="Standard"/>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meta>
    <meta:generator>ODFPY/1.4.0</meta:generator>
  </office:meta>
</office:document-meta>
</file>